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游ゴシック1" svg:font-family="游ゴシック" style:font-family-generic="swiss" style:font-pitch="variable"/>
    <style:font-face style:name="游明朝1" svg:font-family="游明朝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33cm"/>
      <style:paragraph-properties style:writing-mode="lr-tb"/>
    </style:style>
    <style:style style:name="gr7" style:family="graphic" style:parent-style-name="objectwithoutfill">
      <style:graphic-properties svg:stroke-width="0.159cm" svg:stroke-color="#000000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fill="none" draw:fill-color="#ffffff" draw:opacity="50%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800080" draw:fill="none" draw:fill-color="#ffffff" draw:opacity="50%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pr1" style:family="presentation" style:parent-style-name="Midnightblue-title">
      <style:graphic-properties fo:min-height="2.629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671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>
      <style:graphic-properties fo:min-height="1.747cm"/>
      <style:paragraph-properties style:writing-mode="lr-tb"/>
    </style:style>
    <style:style style:name="pr6" style:family="presentation" style:parent-style-name="Midnightblue-outline1">
      <style:graphic-properties fo:min-height="10.25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55cm" style:use-optimal-column-width="false"/>
    </style:style>
    <style:style style:name="co2" style:family="table-column">
      <style:table-column-properties style:column-width="2.854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3.66cm" style:use-optimal-column-width="false"/>
    </style:style>
    <style:style style:name="co5" style:family="table-column">
      <style:table-column-properties style:column-width="5.826cm" style:use-optimal-column-width="false"/>
    </style:style>
    <style:style style:name="co6" style:family="table-column">
      <style:table-column-properties style:column-width="5.825cm" style:use-optimal-column-width="false"/>
    </style:style>
    <style:style style:name="co7" style:family="table-column">
      <style:table-column-properties style:column-width="4.328cm" style:use-optimal-column-width="false"/>
    </style:style>
    <style:style style:name="co8" style:family="table-column">
      <style:table-column-properties style:column-width="4.33cm" style:use-optimal-column-width="false"/>
    </style:style>
    <style:style style:name="co9" style:family="table-column">
      <style:table-column-properties style:column-width="4.329cm" style:use-optimal-column-width="false"/>
    </style:style>
    <style:style style:name="co10" style:family="table-column">
      <style:table-column-properties style:column-width="4.688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656cm" style:use-optimal-row-height="false"/>
    </style:style>
    <style:style style:name="ro3" style:family="table-row">
      <style:table-row-properties style:row-height="1.355cm" style:use-optimal-row-height="false"/>
    </style:style>
    <style:style style:name="ro4" style:family="table-row">
      <style:table-row-properties style:row-height="1.351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2.003cm" style:use-optimal-row-height="false"/>
    </style:style>
    <style:style style:name="ro7" style:family="table-row">
      <style:table-row-properties style:row-height="1.526cm" style:use-optimal-row-height="false"/>
    </style:style>
    <style:style style:name="ro8" style:family="table-row">
      <style:table-row-properties style:row-height="1.525cm" style:use-optimal-row-height="false"/>
    </style:style>
    <style:style style:name="ro9" style:family="table-row">
      <style:table-row-properties style:row-height="2.001cm" style:use-optimal-row-height="false"/>
    </style:style>
    <style:style style:name="ro10" style:family="table-row">
      <style:table-row-properties style:row-height="1.562cm" style:use-optimal-row-height="false"/>
    </style:style>
    <style:style style:name="ro11" style:family="table-row">
      <style:table-row-properties style:row-height="5.383cm" style:use-optimal-row-height="false"/>
    </style:style>
    <style:style style:name="ro12" style:family="table-row">
      <style:table-row-properties style:row-height="1.0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-left="0.03pt solid #000000" fo:border-right="none" fo:border-top="0.03pt solid #000000" fo:border-bottom="none"/>
      <style:text-properties style:font-size-asian="18pt"/>
    </style:style>
    <style:style style:name="ce3" style:family="table-cell">
      <loext:graphic-properties draw:textarea-vertical-align="middle"/>
      <style:paragraph-properties fo:text-align="center" fo:border-left="0.03pt solid #000000" fo:border-right="none" fo:border-top="0.03pt solid #000000" fo:border-bottom="0.03pt solid #000000"/>
      <style:text-properties fo:font-weight="bold" style:font-size-asian="18pt" style:font-weight-asian="bold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none" fo:border-top="0.03pt solid #000000" fo:border-bottom="0.03pt solid #000000"/>
      <style:text-properties fo:font-weight="bold" style:font-size-asian="18pt" style:font-weight-asian="bold" style:font-weight-complex="bold"/>
    </style:style>
    <style:style style:name="ce5" style:family="table-cell">
      <loext:graphic-properties draw:textarea-vertical-align="middle"/>
      <style:paragraph-properties fo:text-align="center" fo:border-left="none" fo:border-right="0.03pt solid #000000" fo:border-top="0.03pt solid #000000" fo:border-bottom="0.03pt solid #000000"/>
      <style:text-properties fo:font-weight="bold" style:font-size-asian="18pt" style:font-weight-asian="bold" style:font-weight-complex="bold"/>
    </style:style>
    <style:style style:name="ce6" style:family="table-cell">
      <loext:graphic-properties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size-asian="18pt" style:font-weight-asian="bold" style:font-weight-complex="bold"/>
    </style:style>
    <style:style style:name="ce7" style:family="table-cell">
      <loext:graphic-properties draw:textarea-vertical-align="middle"/>
      <style:paragraph-properties fo:text-align="center" fo:border="none"/>
      <style:text-properties style:font-size-asian="18pt"/>
    </style:style>
    <style:style style:name="ce8" style:family="table-cell">
      <loext:graphic-properties draw:textarea-vertical-align="middle"/>
      <style:paragraph-properties fo:text-align="center" fo:border-left="none" fo:border-right="0.03pt solid #000000" fo:border-top="none" fo:border-bottom="none"/>
      <style:text-properties style:font-size-asian="18pt"/>
    </style:style>
    <style:style style:name="ce9" style:family="table-cell">
      <loext:graphic-properties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size-asian="18pt" style:font-weight-asian="bold" style:font-weight-complex="bold"/>
    </style:style>
    <style:style style:name="ce10" style:family="table-cell">
      <loext:graphic-properties draw:textarea-vertical-align="middle"/>
      <style:paragraph-properties fo:text-align="center" fo:border="none"/>
      <style:text-properties fo:color="#00a933" loext:opacity="100%" fo:background-color="transparent" style:font-size-asian="18pt"/>
    </style:style>
    <style:style style:name="ce11" style:family="table-cell">
      <loext:graphic-properties draw:textarea-vertical-align="middle"/>
      <style:paragraph-properties fo:text-align="center" fo:border="none"/>
      <style:text-properties fo:color="#ea7500" loext:opacity="100%" fo:background-color="transparent" style:font-size-asian="18pt"/>
    </style:style>
    <style:style style:name="ce12" style:family="table-cell">
      <loext:graphic-properties draw:textarea-vertical-align="middle"/>
      <style:paragraph-properties fo:text-align="center" fo:border="none"/>
      <style:text-properties fo:color="#2a6099" loext:opacity="100%" style:font-size-asian="18pt"/>
    </style:style>
    <style:style style:name="ce13" style:family="table-cell">
      <loext:graphic-properties draw:textarea-vertical-align="middle"/>
      <style:paragraph-properties fo:text-align="center" fo:border="none"/>
      <style:text-properties fo:color="#800080" loext:opacity="100%" style:font-size-asian="18pt"/>
    </style:style>
    <style:style style:name="ce14" style:family="table-cell">
      <loext:graphic-properties draw:textarea-vertical-align="middle"/>
      <style:paragraph-properties fo:text-align="center" fo:border-left="none" fo:border-right="0.03pt solid #000000" fo:border-top="none" fo:border-bottom="none"/>
      <style:text-properties fo:color="#c9211e" loext:opacity="100%" style:font-size-asian="18pt"/>
    </style:style>
    <style:style style:name="ce15" style:family="table-cell">
      <loext:graphic-properties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size-asian="18pt" style:font-weight-asian="bold" style:font-weight-complex="bold"/>
    </style:style>
    <style:style style:name="ce16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style:font-size-asian="18pt"/>
    </style:style>
    <style:style style:name="ce17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00a933" loext:opacity="100%" fo:background-color="transparent" style:font-size-asian="18pt"/>
    </style:style>
    <style:style style:name="ce18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ea7500" loext:opacity="100%" fo:background-color="transparent" style:font-size-asian="18pt"/>
    </style:style>
    <style:style style:name="ce19" style:family="table-cell">
      <loext:graphic-properties draw:textarea-vertical-align="middle"/>
      <style:paragraph-properties fo:text-align="center" fo:border-left="none" fo:border-right="0.03pt solid #000000" fo:border-top="none" fo:border-bottom="0.03pt solid #000000"/>
      <style:text-properties fo:color="#c9211e" loext:opacity="100%" style:font-size-asian="18pt"/>
    </style:style>
    <style:style style:name="ce20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>
      <loext:graphic-properties draw:textarea-vertical-align="middle"/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textarea-vertical-align="middle"/>
      <style:paragraph-properties fo:text-align="center"/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ce23" style:family="table-cell">
      <loext:graphic-properties draw:textarea-vertical-align="middle"/>
      <style:paragraph-properties fo:text-align="center"/>
      <style:text-properties style:font-name="Liberation Sans1" fo:font-size="18pt" style:font-name-asian="Liberation Sans1" style:font-size-asian="18pt" style:font-size-complex="18pt"/>
    </style:style>
    <style:style style:name="ce24" style:family="table-cell">
      <loext:graphic-properties draw:textarea-vertical-align="middle"/>
      <style:paragraph-properties fo:text-align="center"/>
      <style:text-properties style:font-name="Source Sans Pro Semibold4" style:font-name-asian="Source Sans Pro Semibold4"/>
    </style:style>
    <style:style style:name="ce25" style:family="table-cell">
      <loext:graphic-properties draw:textarea-vertical-align="middle"/>
      <style:paragraph-properties fo:text-align="center"/>
      <style:text-properties fo:color="#c9211e" loext:opacity="100%" style:font-name="Source Sans Pro3" fo:font-size="10pt" style:font-size-asian="10pt" style:font-size-complex="10pt"/>
    </style:style>
    <style:style style:name="ce26" style:family="table-cell">
      <loext:graphic-properties draw:textarea-vertical-align="middle"/>
      <style:paragraph-properties fo:text-align="center"/>
      <style:text-properties style:font-name="Source Sans Pro3" style:text-underline-style="none"/>
    </style:style>
    <style:style style:name="ce27" style:family="table-cell">
      <loext:graphic-properties draw:textarea-vertical-align="middle"/>
      <style:paragraph-properties fo:text-align="center"/>
      <style:text-properties style:font-name="Source Sans Pro3"/>
    </style:style>
    <style:style style:name="ce28" style:family="table-cell">
      <loext:graphic-properties draw:textarea-vertical-align="middle"/>
      <style:paragraph-properties fo:text-align="center"/>
      <style:text-properties fo:color="#000000" loext:opacity="100%" style:font-name="Source Sans Pro3"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Source Sans Pro Semibold3" fo:font-size="24pt" style:font-name-asian="Source Sans Pro Semibold3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style:font-name="Source Sans Pro Semibold4" style:font-name-asian="Source Sans Pro Semibold4"/>
    </style:style>
    <style:style style:name="P8" style:family="paragraph">
      <loext:graphic-properties draw:fill="none" draw:fill-color="#ffffff"/>
      <style:text-properties style:font-name="Source Sans Pro Semibold4" style:font-name-asian="Source Sans Pro Semibold4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font-size="18pt" style:font-size-asian="18pt" style:font-size-complex="18pt"/>
    </style:style>
    <style:style style:name="P13" style:family="paragraph"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style:font-name="Source Sans Pro Semibold3"/>
    </style:style>
    <style:style style:name="P15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16" style:family="paragraph">
      <style:paragraph-properties fo:text-align="center"/>
      <style:text-properties style:font-size-asian="18pt"/>
    </style:style>
    <style:style style:name="P17" style:family="paragraph">
      <style:paragraph-properties fo:text-align="center"/>
      <style:text-properties fo:color="#00a933" loext:opacity="100%" fo:background-color="transparent" style:font-size-asian="18pt"/>
    </style:style>
    <style:style style:name="P18" style:family="paragraph">
      <style:paragraph-properties fo:text-align="center"/>
      <style:text-properties fo:color="#ea7500" loext:opacity="100%" fo:background-color="transparent" style:font-size-asian="18pt"/>
    </style:style>
    <style:style style:name="P19" style:family="paragraph">
      <style:paragraph-properties fo:text-align="center"/>
      <style:text-properties fo:color="#2a6099" loext:opacity="100%" style:font-size-asian="18pt"/>
    </style:style>
    <style:style style:name="P20" style:family="paragraph">
      <style:paragraph-properties fo:text-align="center"/>
      <style:text-properties fo:color="#800080" loext:opacity="100%" style:font-size-asian="18pt"/>
    </style:style>
    <style:style style:name="P21" style:family="paragraph">
      <style:paragraph-properties fo:text-align="center"/>
      <style:text-properties fo:color="#c9211e" loext:opacity="100%" style:font-size-asian="18pt"/>
    </style:style>
    <style:style style:name="P22" style:family="paragraph">
      <loext:graphic-properties draw:fill="none" draw:fill-color="#ffffff"/>
      <style:paragraph-properties style:writing-mode="lr-tb"/>
      <style:text-properties style:font-name="Source Sans Pro Semibold3"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 draw:opacity="5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Source Sans Pro Semibold3" style:font-name-asian="Source Sans Pro Semibold3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style:font-weight-asian="bold" style:font-weight-complex="bold"/>
    </style:style>
    <style:style style:name="P30" style:family="paragraph">
      <style:paragraph-properties fo:text-align="center"/>
      <style:text-properties style:font-name="Liberation Sans1" fo:font-size="18pt" style:font-name-asian="Liberation Sans1" style:font-size-asian="18pt" style:font-size-complex="18pt"/>
    </style:style>
    <style:style style:name="P31" style:family="paragraph">
      <loext:graphic-properties draw:fill-color="#ffffff"/>
      <style:paragraph-properties style:writing-mode="lr-tb"/>
      <style:text-properties fo:font-size="28.1000003814697pt"/>
    </style:style>
    <style:style style:name="P32" style:family="paragraph">
      <style:paragraph-properties fo:text-align="center"/>
      <style:text-properties style:font-name="Source Sans Pro Semibold4" style:font-name-asian="Source Sans Pro Semibold4"/>
    </style:style>
    <style:style style:name="P33" style:family="paragraph">
      <style:paragraph-properties fo:text-align="center"/>
      <style:text-properties fo:color="#c9211e" loext:opacity="100%" style:font-name="Source Sans Pro3" fo:font-size="10pt" style:font-size-asian="10pt" style:font-size-complex="10pt"/>
    </style:style>
    <style:style style:name="P34" style:family="paragraph">
      <style:paragraph-properties fo:text-align="center"/>
      <style:text-properties style:font-name="Source Sans Pro3" style:text-underline-style="none"/>
    </style:style>
    <style:style style:name="P35" style:family="paragraph">
      <style:paragraph-properties fo:text-align="center"/>
      <style:text-properties style:font-name="Source Sans Pro3"/>
    </style:style>
    <style:style style:name="P36" style:family="paragraph">
      <loext:graphic-properties draw:fill="none" draw:fill-color="#ffffff"/>
      <style:paragraph-properties style:writing-mode="lr-tb"/>
      <style:text-properties style:font-name="Source Sans Pro3" fo:font-size="13pt" fo:font-style="italic" style:font-size-asian="13pt" style:font-style-asian="italic" style:font-size-complex="13pt" style:font-style-complex="italic"/>
    </style:style>
    <style:style style:name="P37" style:family="paragraph">
      <style:paragraph-properties fo:text-align="center"/>
      <style:text-properties fo:color="#000000" loext:opacity="100%" style:font-name="Source Sans Pro3" fo:font-size="10pt" style:font-size-asian="10pt" style:font-size-complex="10pt"/>
    </style:style>
    <style:style style:name="T1" style:family="text">
      <style:text-properties style:font-name="Source Sans Pro Semibold3" fo:font-size="24pt" style:font-name-asian="Source Sans Pro Semibold3" style:font-size-asian="24pt" style:font-size-complex="24pt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Source Sans Pro Semibold4" style:font-name-asian="Source Sans Pro Semibold4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9211e" loext:opacity="100%" fo:font-size="18pt" style:font-size-asian="18pt" style:font-size-complex="18pt"/>
    </style:style>
    <style:style style:name="T8" style:family="text">
      <style:text-properties fo:color="#2a6099" loext:opacity="100%" fo:font-size="18pt" style:font-size-asian="18pt" style:font-size-complex="18pt"/>
    </style:style>
    <style:style style:name="T9" style:family="text">
      <style:text-properties fo:color="#ff0000" loext:opacity="100%" fo:font-size="18pt" style:font-size-asian="18pt" style:font-size-complex="18pt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4" fo:font-size="18pt" fo:font-style="normal" fo:text-shadow="none" style:text-underline-style="none" fo:font-weight="600" style:letter-kerning="true" style:font-name-asian="Source Sans Pro Semibold4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style:font-name="Source Sans Pro Semibold4" fo:font-size="18pt" style:font-name-asian="Source Sans Pro Semibold4" style:font-size-asian="18pt" style:font-size-complex="18pt"/>
    </style:style>
    <style:style style:name="T12" style:family="text">
      <style:text-properties fo:color="#ff0000" loext:opacity="100%" style:font-name="Source Sans Pro Semibold4" fo:font-size="18pt" style:font-name-asian="Source Sans Pro Semibold4" style:font-size-asian="18pt" style:font-size-complex="18pt"/>
    </style:style>
    <style:style style:name="T13" style:family="text">
      <style:text-properties style:font-name="Source Sans Pro Semibold4" fo:font-size="12pt" fo:font-style="italic" style:font-name-asian="Source Sans Pro Semibold4" style:font-size-asian="12pt" style:font-style-asian="italic" style:font-size-complex="12pt" style:font-style-complex="italic"/>
    </style:style>
    <style:style style:name="T14" style:family="text">
      <style:text-properties fo:font-size="18pt"/>
    </style:style>
    <style:style style:name="T15" style:family="text">
      <style:text-properties fo:font-size="18pt" fo:background-color="#ff0000"/>
    </style:style>
    <style:style style:name="T16" style:family="text">
      <style:text-properties style:font-name="Source Sans Pro Semibold3"/>
    </style:style>
    <style:style style:name="T17" style:family="text">
      <style:text-properties fo:font-weight="bold" style:font-size-asian="18pt" style:font-weight-asian="bold" style:font-weight-complex="bold"/>
    </style:style>
    <style:style style:name="T18" style:family="text">
      <style:text-properties style:font-size-asian="18pt"/>
    </style:style>
    <style:style style:name="T19" style:family="text">
      <style:text-properties fo:color="#00a933" loext:opacity="100%" fo:background-color="transparent" style:font-size-asian="18pt"/>
    </style:style>
    <style:style style:name="T20" style:family="text">
      <style:text-properties fo:color="#ea7500" loext:opacity="100%" fo:background-color="transparent" style:font-size-asian="18pt"/>
    </style:style>
    <style:style style:name="T21" style:family="text">
      <style:text-properties fo:color="#2a6099" loext:opacity="100%" style:font-size-asian="18pt"/>
    </style:style>
    <style:style style:name="T22" style:family="text">
      <style:text-properties fo:color="#800080" loext:opacity="100%" style:font-size-asian="18pt"/>
    </style:style>
    <style:style style:name="T23" style:family="text">
      <style:text-properties fo:color="#c9211e" loext:opacity="100%" style:font-size-asian="18pt"/>
    </style:style>
    <style:style style:name="T24" style:family="text">
      <style:text-properties style:font-name="Source Sans Pro Semibold3" fo:font-size="18pt"/>
    </style:style>
    <style:style style:name="T25" style:family="text">
      <style:text-properties style:font-name="Source Sans Pro Semibold3" fo:font-size="12pt" style:font-size-asian="12pt" style:font-size-complex="12pt"/>
    </style:style>
    <style:style style:name="T26" style:family="text">
      <style:text-properties fo:color="#00a933" loext:opacity="100%" style:font-name="Source Sans Pro Semibold3" fo:background-color="transparent" style:font-name-asian="Source Sans Pro Semibold3"/>
    </style:style>
    <style:style style:name="T27" style:family="text">
      <style:text-properties style:font-name="Source Sans Pro Semibold3" style:font-name-asian="Source Sans Pro Semibold3"/>
    </style:style>
    <style:style style:name="T28" style:family="text">
      <style:text-properties style:font-name="Source Sans Pro Semibold3" fo:background-color="#ff0000" style:font-name-asian="Source Sans Pro Semibold3"/>
    </style:style>
    <style:style style:name="T29" style:family="text">
      <style:text-properties fo:color="#2a6099" loext:opacity="100%" style:font-name="Source Sans Pro Semibold3" style:font-name-asian="Source Sans Pro Semibold3"/>
    </style:style>
    <style:style style:name="T30" style:family="text">
      <style:text-properties fo:color="#ea7500" loext:opacity="100%" style:font-name="Source Sans Pro Semibold3" fo:background-color="transparent" style:font-name-asian="Source Sans Pro Semibold3"/>
    </style:style>
    <style:style style:name="T31" style:family="text">
      <style:text-properties fo:color="#ff8000" loext:opacity="100%" style:font-name="Source Sans Pro Semibold3" style:font-name-asian="Source Sans Pro Semibold3"/>
    </style:style>
    <style:style style:name="T32" style:family="text">
      <style:text-properties fo:color="#800080" loext:opacity="100%" style:font-name="Source Sans Pro Semibold3" style:font-name-asian="Source Sans Pro Semibold3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T36" style:family="text">
      <style:text-properties style:font-name="Liberation Sans1" fo:font-size="18pt" style:font-name-asian="Liberation Sans1" style:font-size-asian="18pt" style:font-size-complex="18pt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9211e" loext:opacity="100%" style:font-name="Source Sans Pro3" fo:font-size="10pt" style:font-size-asian="10pt" style:font-size-complex="10pt"/>
    </style:style>
    <style:style style:name="T39" style:family="text">
      <style:text-properties style:font-name="Source Sans Pro3" style:text-underline-style="none"/>
    </style:style>
    <style:style style:name="T40" style:family="text">
      <style:text-properties style:font-name="Source Sans Pro3"/>
    </style:style>
    <style:style style:name="T41" style:family="text">
      <style:text-properties style:font-name="Source Sans Pro3" fo:font-size="13pt" fo:font-style="italic" style:font-size-asian="13pt" style:font-style-asian="italic" style:font-size-complex="13pt" style:font-style-complex="italic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Source Sans Pro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Invest&amp;Trade</presentation:footer-decl>
      <draw:page draw:name="page1" draw:style-name="dp1" draw:master-page-name="Midn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résentation du problème</text:p>
          </draw:text-box>
        </draw:frame>
        <draw:frame presentation:style-name="pr2" draw:text-style-name="P3" draw:layer="layout" svg:width="26cm" svg:height="10.671cm" svg:x="1cm" svg:y="4.125cm" presentation:class="subtitle" presentation:user-transformed="true">
          <draw:text-box>
            <text:p text:style-name="P2"><text:span text:style-name="T1">Nous cherchons à trouver l’investissement optimal à réaliser pour maximiser les gains des clients sur 2 ans. </text:span></text:p>
            <text:p text:style-name="P2"><text:span text:style-name="T1">Le budget est limité à 500€ et chaque action ne peut être acheté qu’une fois.</text:span></text:p>
            <text:p text:style-name="P2"><text:span text:style-name="T1">Deux approches vont être présentées :</text:span></text:p>
            <text:p text:style-name="P2"><text:span text:style-name="T1">• </text:span><text:span text:style-name="T1">Une solution de force brute qui n’est vraiment utilisable que sur un jeu de données à la taille très réduite.</text:span></text:p>
            <text:p text:style-name="P2"><text:span text:style-name="T1">• </text:span><text:span text:style-name="T1">Une solution plus optimisée qui permet de traiter des données plus conséquen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olution de force brute</text:p>
          </draw:text-box>
        </draw:frame>
        <draw:frame presentation:style-name="pr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">L’algorithme de force brute est très basique :</text:p>
              </text:list-header>
              <text:list-item>
                <text:p text:style-name="P1"><text:span text:style-name="T2">For</text:span> combinaison <text:span text:style-name="T3">in</text:span> combinaisons d’actions :</text:p>
                <text:p text:style-name="P1">• <text:span text:style-name="T3">If</text:span> somme prix d’achat <text:span text:style-name="T3">&gt;=</text:span> budget :</text:p>
                <text:p text:style-name="P1"><text:span text:style-name="T4"><text:s text:c="5"/></text:span>• Calcul du gain net après 2 ans</text:p>
                <text:p text:style-name="P1"><text:span text:style-name="T4"><text:s text:c="5"/></text:span>• Garde le plus élevé en mémoire <text:s text:c="8"/><text:span text:style-name="T3"><text:s/></text:span></text:p>
                <text:p text:style-name="P1"><text:span text:style-name="T3">Return</text:span> combinaison optimale</text:p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 presentation:user-transformed="true">
          <draw:text-box>
            <text:p>Analyse de l’algorithme bruteforce</text:p>
          </draw:text-box>
        </draw:frame>
        <draw:frame presentation:style-name="pr6" draw:text-style-name="P1" draw:layer="layout" svg:width="26cm" svg:height="10.5cm" svg:x="1cm" svg:y="4.125cm" presentation:class="outline">
          <draw:text-box>
            <text:list text:style-name="L2">
              <text:list-header>
                <text:p>L’algorithme bruteforce n’est efficace que si on travaille avec un ensemble de données très limité étant donné qu’il doit travailler sur la somme de toutes les combinaisons possibles. </text:p>
                <text:p>Sa complexité temporelle est donc exponentielle : O(n!), n étant le nombre d’actions dans le fichier de données. </text:p>
                <text:p>Son utilité est donc très limitée voire quasi inexistante pour le problème posé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mplexité temporelle de l’algorithme de force brute</text:p>
          </draw:text-box>
        </draw:frame>
        <draw:frame draw:style-name="gr2" draw:text-style-name="P6" draw:layer="layout" svg:width="16.001cm" svg:height="8.987cm" svg:x="5.439cm" svg:y="4.4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8" draw:layer="layout" svg:width="9cm" svg:height="5.858cm" svg:x="19cm" svg:y="9.5cm">
          <draw:text-box>
            <text:p text:style-name="P7"><text:span text:style-name="T5">Complexité temporelle (pour un budget fixe) : O(n!) avec n le nombre d’éléments, nous avons donc une progression exponentielle du temps.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olution optimisée : Programmation Dynamique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"><text:span text:style-name="T6">Nous commençons par construire un tableau de taille </text:span><text:span text:style-name="T7">budget</text:span><text:span text:style-name="T6"> X </text:span><text:span text:style-name="T8">nombre d’éléments</text:span><text:span text:style-name="T6">.</text:span></text:p>
                <text:p text:style-name="P1"><text:span text:style-name="T9">For</text:span><text:span text:style-name="T6"> x </text:span><text:span text:style-name="T9">in range</text:span><text:span text:style-name="T6">(1, nombre d’éléments + 1):</text:span></text:p>
                <text:p text:style-name="P1"><text:span text:style-name="T10"><text:s text:c="5"/></text:span><text:span text:style-name="T11">• </text:span><text:span text:style-name="T12">For</text:span><text:span text:style-name="T11"> y </text:span><text:span text:style-name="T12">in range</text:span><text:span text:style-name="T11">(1, budget + 1):</text:span></text:p>
                <text:p text:style-name="P1"><text:span text:style-name="T11"><text:s text:c="10"/>•</text:span><text:span text:style-name="T12">If</text:span><text:span text:style-name="T11"> prix de x </text:span><text:span text:style-name="T12">&gt; </text:span><text:span text:style-name="T11">y (budget):</text:span></text:p>
                <text:p text:style-name="P1"><text:span text:style-name="T11"><text:s text:c="15"/>•</text:span><text:span text:style-name="T11">tableau[x][y] = tableau[x - 1][y] </text:span><text:span text:style-name="T13">&lt;= On copie la valeur de la ligne précédente pour cette colonne car la <text:s text:c="186"/>nouvelle action n’entre pas dans le budget</text:span></text:p>
                <text:p text:style-name="P9"><text:span text:style-name="T10"><text:s text:c="10"/></text:span><text:span text:style-name="T11">•</text:span><text:span text:style-name="T12">If</text:span><text:span text:style-name="T11"> prix de x </text:span><text:span text:style-name="T12">&lt;=</text:span><text:span text:style-name="T11"> y:</text:span></text:p>
                <text:p text:style-name="P9"><text:span text:style-name="T11"><text:s text:c="15"/>•</text:span><text:span text:style-name="T11">tableau[x][y] = </text:span><text:span text:style-name="T12">max</text:span><text:span text:style-name="T11">(tableau[x - 1][y], tableau[x - 1][y - prix de x]) </text:span><text:span text:style-name="T13">&lt;= On vérifie si l’achat de cette action <text:s text:c="273"/>permet d’augmenter notre gain en le <text:s text:c="267"/>comparant à la ligne précedente.</text:span></text:p>
                <text:p text:style-name="P1"><text:span text:style-name="T11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1"><text:s/>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0">Solution optimisée : Programmation Dynamique</text:p>
          </draw:text-box>
        </draw:frame>
        <draw:frame presentation:style-name="pr4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6">Une fois notre tableau complet, nous partons de la fin du tableau afin de trouver notre solution optimale.</text:span></text:p>
                <text:p text:style-name="P12"><text:span text:style-name="T11">•</text:span><text:span text:style-name="T12">For</text:span><text:span text:style-name="T11"> x </text:span><text:span text:style-name="T12">in range</text:span><text:span text:style-name="T11">(nombre d’élements, 0, -1) <text:s text:c="2"/></text:span><text:span text:style-name="T13">&lt;= on parcourt le tableau à l’envers</text:span></text:p>
                <text:p text:style-name="P12"><text:span text:style-name="T11"><text:s text:c="5"/>•</text:span><text:span text:style-name="T12">If</text:span><text:span text:style-name="T11"> tableau[x][budget] </text:span><text:span text:style-name="T12">!=</text:span><text:span text:style-name="T11"> tableau[x – 1][budget] <text:s/></text:span><text:span text:style-name="T13">&lt;= on regarde si l’action ajoutée à cette ligne a été utilisée en <text:s text:c="183"/>comparant la valeur du total avec celle de la ligne précedente</text:span></text:p>
                <text:p text:style-name="P12"><text:span text:style-name="T11"><text:s text:c="10"/>•</text:span><text:span text:style-name="T11">Ajout de l’action correspondant à cette ligne à la solution optimale</text:span></text:p>
                <text:p text:style-name="P12"><text:span text:style-name="T11"><text:s text:c="10"/>•</text:span><text:span text:style-name="T11">budget = budget – prix de l’action x <text:s/></text:span><text:span text:style-name="T13">&lt;= on soustrait le prix de l’action ajoutée au budget afin de naviguer jusqu’à la <text:s text:c="145"/>colonne du tableau que l’on veut vérifier ensuite.</text:span></text:p>
                <text:p text:style-name="P12"><text:span text:style-name="T12">Return</text:span><text:span text:style-name="T11"> solution optimale</text:span></text:p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Programmation Dynamique : exemple concret</text:p>
          </draw:text-box>
        </draw:frame>
        <draw:frame draw:style-name="standard" draw:layer="layout" svg:width="5.708cm" svg:height="9.017cm" svg:x="2.538cm" svg:y="5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4">Prix de l’action</text:span></text:p>
              </table:table-cell>
              <table:table-cell>
                <text:p text:style-name="P6"><text:span text:style-name="T14">Valeur après 2 an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1€</text:span></text:p>
              </table:table-cell>
              <table:table-cell>
                <text:p text:style-name="P6"><text:span text:style-name="T14">10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3€</text:span></text:p>
              </table:table-cell>
              <table:table-cell>
                <text:p text:style-name="P6"><text:span text:style-name="T14">15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1€</text:span></text:p>
              </table:table-cell>
              <table:table-cell>
                <text:p text:style-name="P6"><text:span text:style-name="T14">11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2€</text:span></text:p>
              </table:table-cell>
              <table:table-cell>
                <text:p text:style-name="P6"><text:span text:style-name="T15">7</text:span><text:span text:style-name="T14">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4" draw:layer="layout" svg:width="6cm" svg:height="1.853cm" svg:x="2.5cm" svg:y="3.827cm">
          <draw:text-box>
            <text:p><text:span text:style-name="T16">Considérons les valeurs suivantes :</text:span></text:p>
          </draw:text-box>
        </draw:frame>
        <draw:frame draw:style-name="standard" draw:layer="layout" svg:width="9.533cm" svg:height="8.125cm" svg:x="17.862cm" svg:y="5.8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4">
              <table:table-cell table:style-name="ce2"/>
              <table:table-cell table:style-name="ce3">
                <text:p text:style-name="P15"><text:span text:style-name="T17">0</text:span></text:p>
              </table:table-cell>
              <table:table-cell>
                <text:p text:style-name="P15"><text:span text:style-name="T17">1</text:span></text:p>
              </table:table-cell>
              <table:table-cell>
                <text:p text:style-name="P15"><text:span text:style-name="T17">2</text:span></text:p>
              </table:table-cell>
              <table:table-cell>
                <text:p text:style-name="P15"><text:span text:style-name="T17">3</text:span></text:p>
              </table:table-cell>
              <table:table-cell>
                <text:p text:style-name="P15"><text:span text:style-name="T17">4</text:span></text:p>
              </table:table-cell>
              <table:table-cell table:style-name="ce5">
                <text:p text:style-name="P15"><text:span text:style-name="T17">5</text:span></text:p>
              </table:table-cell>
            </table:table-row>
            <table:table-row table:style-name="ro3" table:default-cell-style-name="ce7">
              <table:table-cell table:style-name="ce6">
                <text:p text:style-name="P15"><text:span text:style-name="T17">0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0</text:span></text:p>
              </table:table-cell>
              <table:table-cell table:style-name="ce8">
                <text:p text:style-name="P16"><text:span text:style-name="T18">0</text:span></text:p>
              </table:table-cell>
            </table:table-row>
            <table:table-row table:style-name="ro3" table:default-cell-style-name="ce7">
              <table:table-cell table:style-name="ce9">
                <text:p text:style-name="P15"><text:span text:style-name="T17">1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10</text:span></text:p>
              </table:table-cell>
              <table:table-cell>
                <text:p text:style-name="P16"><text:span text:style-name="T18">10</text:span></text:p>
              </table:table-cell>
              <table:table-cell>
                <text:p text:style-name="P16"><text:span text:style-name="T18">10</text:span></text:p>
              </table:table-cell>
              <table:table-cell>
                <text:p text:style-name="P16"><text:span text:style-name="T18">10</text:span></text:p>
              </table:table-cell>
              <table:table-cell table:style-name="ce8">
                <text:p text:style-name="P16"><text:span text:style-name="T18">10</text:span></text:p>
              </table:table-cell>
            </table:table-row>
            <table:table-row table:style-name="ro3" table:default-cell-style-name="ce7">
              <table:table-cell table:style-name="ce9">
                <text:p text:style-name="P15"><text:span text:style-name="T17">2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10</text:span></text:p>
              </table:table-cell>
              <table:table-cell>
                <text:p text:style-name="P16"><text:span text:style-name="T18">10</text:span></text:p>
              </table:table-cell>
              <table:table-cell>
                <text:p text:style-name="P16"><text:span text:style-name="T18">15</text:span></text:p>
              </table:table-cell>
              <table:table-cell>
                <text:p text:style-name="P16"><text:span text:style-name="T18">25</text:span></text:p>
              </table:table-cell>
              <table:table-cell table:style-name="ce8">
                <text:p text:style-name="P16"><text:span text:style-name="T18">25</text:span></text:p>
              </table:table-cell>
            </table:table-row>
            <table:table-row table:style-name="ro3">
              <table:table-cell table:style-name="ce9">
                <text:p text:style-name="P15"><text:span text:style-name="T17">3</text:span></text:p>
              </table:table-cell>
              <table:table-cell table:style-name="ce7">
                <text:p text:style-name="P16"><text:span text:style-name="T18">0</text:span></text:p>
              </table:table-cell>
              <table:table-cell table:style-name="ce10">
                <text:p text:style-name="P17"><text:span text:style-name="T19">11</text:span></text:p>
              </table:table-cell>
              <table:table-cell table:style-name="ce11">
                <text:p text:style-name="P18"><text:span text:style-name="T20">21</text:span></text:p>
              </table:table-cell>
              <table:table-cell table:style-name="ce12">
                <text:p text:style-name="P19"><text:span text:style-name="T21">21</text:span></text:p>
              </table:table-cell>
              <table:table-cell table:style-name="ce13">
                <text:p text:style-name="P20"><text:span text:style-name="T22">26</text:span></text:p>
              </table:table-cell>
              <table:table-cell table:style-name="ce14">
                <text:p text:style-name="P21"><text:span text:style-name="T23">36</text:span></text:p>
              </table:table-cell>
            </table:table-row>
            <table:table-row table:style-name="ro4" table:default-cell-style-name="ce16">
              <table:table-cell table:style-name="ce15">
                <text:p text:style-name="P15"><text:span text:style-name="T17">4</text:span></text:p>
              </table:table-cell>
              <table:table-cell>
                <text:p text:style-name="P16"><text:span text:style-name="T18">0</text:span></text:p>
              </table:table-cell>
              <table:table-cell>
                <text:p text:style-name="P16"><text:span text:style-name="T18">11</text:span></text:p>
              </table:table-cell>
              <table:table-cell>
                <text:p text:style-name="P16"><text:span text:style-name="T18">21</text:span></text:p>
              </table:table-cell>
              <table:table-cell table:style-name="ce17">
                <text:p text:style-name="P17"><text:span text:style-name="T19">21</text:span></text:p>
              </table:table-cell>
              <table:table-cell table:style-name="ce18">
                <text:p text:style-name="P18"><text:span text:style-name="T20">28</text:span></text:p>
              </table:table-cell>
              <table:table-cell table:style-name="ce19">
                <text:p text:style-name="P21"><text:span text:style-name="T23">3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1.052cm" svg:x="20.5cm" svg:y="4.912cm">
          <draw:text-box>
            <text:p><text:span text:style-name="T24">Budget Disponible (€)</text:span></text:p>
          </draw:text-box>
        </draw:frame>
        <draw:frame draw:style-name="gr6" draw:text-style-name="P22" draw:layer="layout" svg:width="5.5cm" svg:height="3.183cm" svg:x="12.5cm" svg:y="7.317cm">
          <draw:text-box>
            <text:p><text:span text:style-name="T24">Nombre d’actions</text:span></text:p>
            <text:p><text:span text:style-name="T24">Disponibles</text:span></text:p>
            <text:p><text:span text:style-name="T25">(ajoutées dans l’ordre du tableau de valeurs)</text:span><text:span text:style-name="T24"> </text:span></text:p>
          </draw:text-box>
        </draw:frame>
        <draw:line draw:style-name="gr7" draw:text-style-name="P23" draw:layer="layout" svg:x1="8.5cm" svg:y1="9.5cm" svg:x2="12cm" svg:y2="9.5cm">
          <text:p/>
        </draw:line>
        <draw:custom-shape draw:style-name="gr8" draw:text-style-name="P24" draw:layer="layout" svg:width="1cm" svg:height="1cm" svg:x="23.5cm" svg:y="1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cm" svg:height="1cm" svg:x="24.85cm" svg:y="11.5cm">
          <text:p/>
          <draw:enhanced-geometry svg:viewBox="0 0 21600 21600" draw:type="rectangle" draw:enhanced-path="M 0 0 L 21600 0 21600 21600 0 21600 0 0 Z N"/>
        </draw:custom-shape>
        <draw:frame draw:style-name="gr4" draw:text-style-name="P25" draw:layer="layout" svg:width="4.5cm" svg:height="1.853cm" svg:x="12.5cm" svg:y="11.647cm">
          <draw:text-box>
            <text:p><text:span text:style-name="T26">11</text:span><text:span text:style-name="T27">+</text:span><text:span text:style-name="T28">7</text:span><text:span text:style-name="T27"> = 18 &lt; </text:span><text:span text:style-name="T29">21</text:span></text:p>
            <text:p><text:span text:style-name="T30">21</text:span><text:span text:style-name="T27">+</text:span><text:span text:style-name="T28">7</text:span><text:span text:style-name="T27"> = </text:span><text:span text:style-name="T31">28</text:span><text:span text:style-name="T27"> &gt; </text:span><text:span text:style-name="T32">26</text:span></text:p>
          </draw:text-box>
        </draw:frame>
        <draw:custom-shape draw:style-name="gr10" draw:text-style-name="P23" draw:layer="layout" svg:width="1cm" svg:height="1cm" svg:x="23.5cm" svg:y="12.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8cm" presentation:class="title" presentation:user-transformed="true">
          <draw:text-box>
            <text:p>Complexité temporelle de l’algorithme optimisé</text:p>
          </draw:text-box>
        </draw:frame>
        <draw:frame draw:style-name="gr2" draw:text-style-name="P6" draw:layer="layout" svg:width="16.001cm" svg:height="8.987cm" svg:x="5.439cm" svg:y="4.4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8" draw:layer="layout" svg:width="9cm" svg:height="5.858cm" svg:x="19cm" svg:y="9.5cm">
          <draw:text-box>
            <text:p text:style-name="P7"><text:span text:style-name="T5">Complexité temporelle (pour un budget fixe) : O(n) avec n le nombre d’éléments, nous avons donc une progression linéaire du temps.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 presentation:user-transformed="true">
          <draw:text-box>
            <text:p>Comparaison des 2 algorithmes : Résultats identiques</text:p>
          </draw:text-box>
        </draw:frame>
        <draw:frame draw:style-name="standard" draw:layer="layout" svg:width="7.319cm" svg:height="9.998cm" svg:x="0.951cm" svg:y="4.567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 table:default-cell-style-name="ce1">
              <table:table-cell>
                <text:p text:style-name="P6"><text:span text:style-name="T14">Action-4</text:span></text:p>
              </table:table-cell>
              <table:table-cell>
                <text:p text:style-name="P6"><text:span text:style-name="T14">Action-11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5 </text:span></text:p>
              </table:table-cell>
              <table:table-cell>
                <text:p text:style-name="P6"><text:span text:style-name="T14">Action-13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6</text:span></text:p>
              </table:table-cell>
              <table:table-cell>
                <text:p text:style-name="P6"><text:span text:style-name="T14">Action-18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8</text:span></text:p>
              </table:table-cell>
              <table:table-cell>
                <text:p text:style-name="P6"><text:span text:style-name="T14">Action-19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14">Action-10</text:span></text:p>
              </table:table-cell>
              <table:table-cell>
                <text:p text:style-name="P6"><text:span text:style-name="T14">Action-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22" draw:layer="layout" svg:width="7.27cm" svg:height="1.052cm" svg:x="1cm" svg:y="3.5cm">
          <draw:text-box>
            <text:p><text:span text:style-name="T24">Actions à acheter :</text:span></text:p>
          </draw:text-box>
        </draw:frame>
        <draw:frame draw:style-name="standard" draw:layer="layout" svg:width="17.475cm" svg:height="3.207cm" svg:x="9.148cm" svg:y="4.5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7" table:default-cell-style-name="ce20">
              <table:table-cell>
                <text:p text:style-name="P6"><text:span text:style-name="T33">Budget utilisé</text:span></text:p>
              </table:table-cell>
              <table:table-cell>
                <text:p text:style-name="P26"><text:span text:style-name="T33">Valeur après 2 ans</text:span></text:p>
              </table:table-cell>
              <table:table-cell table:style-name="ce21">
                <text:list text:style-name="L3">
                  <text:list-header>
                    <text:p text:style-name="P27"><text:span text:style-name="T34">Gain net</text:span></text:p>
                  </text:list-header>
                </text:list>
              </table:table-cell>
            </table:table-row>
            <table:table-row table:style-name="ro8" table:default-cell-style-name="ce1">
              <table:table-cell>
                <text:p text:style-name="P6"><text:span text:style-name="T14">498,00€</text:span></text:p>
              </table:table-cell>
              <table:table-cell>
                <text:p text:style-name="P6"><text:span text:style-name="T14">597,08€</text:span></text:p>
              </table:table-cell>
              <table:table-cell>
                <text:p text:style-name="P6"><text:span text:style-name="T14">99,08€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314cm" svg:height="5.998cm" svg:x="9.185cm" svg:y="8.22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9"/>
            <table:table-row table:style-name="ro5" table:default-cell-style-name="ce20">
              <table:table-cell table:style-name="ce1"/>
              <table:table-cell>
                <text:p text:style-name="P26"><text:span text:style-name="T17">Bruteforce</text:span></text:p>
              </table:table-cell>
              <table:table-cell>
                <text:p text:style-name="P26"><text:span text:style-name="T17">Optimisé</text:span></text:p>
              </table:table-cell>
              <table:table-cell table:style-name="ce22">
                <text:list text:style-name="L3">
                  <text:list-header>
                    <text:p text:style-name="P28"><text:span text:style-name="T35">Différence</text:span></text:p>
                  </text:list-header>
                </text:list>
              </table:table-cell>
            </table:table-row>
            <table:table-row table:style-name="ro5" table:default-cell-style-name="ce1">
              <table:table-cell table:style-name="ce20">
                <text:p text:style-name="P29"><text:span text:style-name="T17">Temps</text:span></text:p>
              </table:table-cell>
              <table:table-cell>
                <text:p text:style-name="P6"><text:span text:style-name="T18">3,40s</text:span></text:p>
              </table:table-cell>
              <table:table-cell>
                <text:p text:style-name="P6"><text:span text:style-name="T18">0,71s</text:span></text:p>
              </table:table-cell>
              <table:table-cell table:style-name="ce23">
                <text:list text:continue-numbering="true" text:style-name="L3">
                  <text:list-header>
                    <text:p text:style-name="P30"><text:span text:style-name="T35">x</text:span><text:span text:style-name="T36">0,21</text:span></text:p>
                  </text:list-header>
                </text:list>
              </table:table-cell>
            </table:table-row>
            <table:table-row table:style-name="ro9" table:default-cell-style-name="ce1">
              <table:table-cell table:style-name="ce20">
                <text:p text:style-name="P29"><text:span text:style-name="T17">Mémoire</text:span></text:p>
              </table:table-cell>
              <table:table-cell>
                <text:p text:style-name="P6"><text:span text:style-name="T18">39 807 bytes</text:span></text:p>
              </table:table-cell>
              <table:table-cell>
                <text:p text:style-name="P6"><text:span text:style-name="T18">11 337 080 bytes</text:span></text:p>
              </table:table-cell>
              <table:table-cell table:style-name="ce23">
                <text:list text:continue-numbering="true" text:style-name="L3">
                  <text:list-header>
                    <text:p text:style-name="P30"><text:span text:style-name="T35">x</text:span><text:span text:style-name="T36">285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Comparaison temporelle des algorithmes</text:p>
          </draw:text-box>
        </draw:frame>
        <draw:frame draw:style-name="gr2" draw:layer="layout" svg:width="25.996cm" svg:height="10.499cm" svg:x="1.008cm" svg:y="3.717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Comparaison des résultats : Data set 1</text:p>
          </draw:text-box>
        </draw:frame>
        <draw:frame draw:style-name="standard" draw:layer="layout" svg:width="14.063cm" svg:height="11.13cm" svg:x="7.001cm" svg:y="3.80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row table:style-name="ro10" table:default-cell-style-name="ce24">
              <table:table-cell table:style-name="ce1"/>
              <table:table-cell>
                <text:p text:style-name="P32"><text:span text:style-name="T5">Algorithme</text:span></text:p>
              </table:table-cell>
              <table:table-cell>
                <text:p text:style-name="P32"><text:span text:style-name="T5">Vienna</text:span></text:p>
              </table:table-cell>
            </table:table-row>
            <table:table-row table:style-name="ro11" table:default-cell-style-name="ce25">
              <table:table-cell table:style-name="ce24">
                <text:p text:style-name="P32"><text:span text:style-name="T5">Actions à acheter</text:span></text:p>
              </table:table-cell>
              <table:table-cell>
                <text:p text:style-name="P33"><text:span text:style-name="T37">Share-KMTG, Share-GHIZ, Share-NHWA, Share-UEZB, Share-LPDM, Share-MTLR, Share-USSR, Share-GTQK, Share-FKJW, Share-QLMK, Share-WPLI, Share-LGWG, Share-ZSDE, Share-SKKC, Share-QQTU, Share-GIAJ, Share-XJMO, Share-LRBZ, Share-KZBL, Share-EMOV</text:span><text:span text:style-name="T38">, Share-IFCP</text:span></text:p>
              </table:table-cell>
              <table:table-cell>
                <text:p text:style-name="P33"><text:span text:style-name="T38">Share-GRUT</text:span></text:p>
              </table:table-cell>
            </table:table-row>
            <table:table-row table:style-name="ro12">
              <table:table-cell table:style-name="ce24">
                <text:p text:style-name="P32"><text:span text:style-name="T5">Prix total</text:span></text:p>
              </table:table-cell>
              <table:table-cell table:style-name="ce26">
                <text:p text:style-name="P34"><text:span text:style-name="T39">499,94€</text:span></text:p>
              </table:table-cell>
              <table:table-cell table:style-name="ce27">
                <text:p text:style-name="P35"><text:span text:style-name="T40">498,76€</text:span></text:p>
              </table:table-cell>
            </table:table-row>
            <table:table-row table:style-name="ro10">
              <table:table-cell table:style-name="ce24">
                <text:p text:style-name="P32"><text:span text:style-name="T5">Profit net</text:span></text:p>
              </table:table-cell>
              <table:table-cell table:style-name="ce26">
                <text:p text:style-name="P34"><text:span text:style-name="T39">198,45€</text:span></text:p>
              </table:table-cell>
              <table:table-cell table:style-name="ce27">
                <text:p text:style-name="P35"><text:span text:style-name="T40">196,61€</text:span></text:p>
              </table:table-cell>
            </table:table-row>
            <table:table-row table:style-name="ro10">
              <table:table-cell table:style-name="ce24">
                <text:p text:style-name="P32"><text:span text:style-name="T5">Profit (%)</text:span></text:p>
              </table:table-cell>
              <table:table-cell table:style-name="ce26">
                <text:p text:style-name="P34"><text:span text:style-name="T39">39,69%</text:span></text:p>
              </table:table-cell>
              <table:table-cell table:style-name="ce27">
                <text:p text:style-name="P35"><text:span text:style-name="T40">39,41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36" draw:layer="layout" svg:width="6cm" svg:height="1.395cm" svg:x="21.064cm" svg:y="9.105cm">
          <draw:text-box>
            <text:p><text:span text:style-name="T41">*En rouge les différences d’ac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9cm" presentation:class="title" presentation:user-transformed="true">
          <draw:text-box>
            <text:p>Comparaison des résultats : Data set 2</text:p>
          </draw:text-box>
        </draw:frame>
        <draw:frame draw:style-name="standard" draw:layer="layout" svg:width="14.063cm" svg:height="11.13cm" svg:x="7.001cm" svg:y="3.80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row table:style-name="ro10" table:default-cell-style-name="ce24">
              <table:table-cell table:style-name="ce1"/>
              <table:table-cell>
                <text:p text:style-name="P32"><text:span text:style-name="T5">Algorithme</text:span></text:p>
              </table:table-cell>
              <table:table-cell>
                <text:p text:style-name="P32"><text:span text:style-name="T5">Vienna</text:span></text:p>
              </table:table-cell>
            </table:table-row>
            <table:table-row table:style-name="ro11" table:default-cell-style-name="ce28">
              <table:table-cell table:style-name="ce24">
                <text:p text:style-name="P32"><text:span text:style-name="T5">Actions à acheter</text:span></text:p>
              </table:table-cell>
              <table:table-cell>
                <text:p text:style-name="P37"><text:span text:style-name="T42">Share-ECAQ, Share-IXCI, Share-FWBE, Share-ZOFA, Share-PLLK, </text:span><text:span text:style-name="T43">Share-LXZU</text:span><text:span text:style-name="T42">, Share-YFVZ, Share-ANFX, Share-PATS, </text:span><text:span text:style-name="T43">Share-SCWM</text:span><text:span text:style-name="T42">, Share-NDKR, Share-ALIY, Share-JWGF, Share-JGTW, Share-FAPS, Share-VCAX, Share-LFXB, Share-DWSK, Share-XQII</text:span><text:span text:style-name="T44">, Share-ROOM</text:span></text:p>
              </table:table-cell>
              <table:table-cell>
                <text:p text:style-name="P37"><text:span text:style-name="T42">Share-ECAQ, Share-IXCI, Share-FWBE, Share-ZOFA, Share-PLLK, Share-YFVZ, Share-ANFX, Share-PATS, Share-NDKR, Share-ALIY, Share-JWGF, Share-JGTW, Share-FAPS, Share-VCAX, Share-LFXB, Share-DWSK, Share-XQII</text:span><text:span text:style-name="T44">, Share-ROOM</text:span></text:p>
              </table:table-cell>
            </table:table-row>
            <table:table-row table:style-name="ro12">
              <table:table-cell table:style-name="ce24">
                <text:p text:style-name="P32"><text:span text:style-name="T5">Prix total</text:span></text:p>
              </table:table-cell>
              <table:table-cell table:style-name="ce26">
                <text:p text:style-name="P34"><text:span text:style-name="T39">499,90€</text:span></text:p>
              </table:table-cell>
              <table:table-cell table:style-name="ce27">
                <text:p text:style-name="P35"><text:span text:style-name="T40">489,21€</text:span></text:p>
              </table:table-cell>
            </table:table-row>
            <table:table-row table:style-name="ro10">
              <table:table-cell table:style-name="ce24">
                <text:p text:style-name="P32"><text:span text:style-name="T5">Profit net</text:span></text:p>
              </table:table-cell>
              <table:table-cell table:style-name="ce26">
                <text:p text:style-name="P34"><text:span text:style-name="T39">197,91€</text:span></text:p>
              </table:table-cell>
              <table:table-cell table:style-name="ce27">
                <text:p text:style-name="P35"><text:span text:style-name="T40">193,78€</text:span></text:p>
              </table:table-cell>
            </table:table-row>
            <table:table-row table:style-name="ro10">
              <table:table-cell table:style-name="ce24">
                <text:p text:style-name="P32"><text:span text:style-name="T5">Profit (%)</text:span></text:p>
              </table:table-cell>
              <table:table-cell table:style-name="ce26">
                <text:p text:style-name="P34"><text:span text:style-name="T39">39,60%</text:span></text:p>
              </table:table-cell>
              <table:table-cell table:style-name="ce27">
                <text:p text:style-name="P35"><text:span text:style-name="T40">39,61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1" draw:text-style-name="P36" draw:layer="layout" svg:width="6cm" svg:height="1.395cm" svg:x="21.064cm" svg:y="9.107cm">
          <draw:text-box>
            <text:p><text:span text:style-name="T41">*En rouge les différences d’ac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Limites de l’algorithme optimisé</text:p>
          </draw:text-box>
        </draw:frame>
        <draw:frame presentation:style-name="pr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">• Les besoins en temps et en mémoire augmentent de manière linéaire avec le budget et le nombre d’actions à parcourir. Si vous devez donc travailler avec des budgets plus élevés et/ou des ensembles de données significativement plus important, l’algorithme pourrait devenir trop lent pour vos besoins. </text:p>
              </text:list-header>
              <text:list-item>
                <text:p text:style-name="P1"><text:span text:style-name="T4">• </text:span><text:span text:style-name="T4">L’algorithme cherche le gain net le plus élevé et non le gain en pourcentage le plus élevé (exemple data set</text:span> 2)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游ゴシック1" svg:font-family="游ゴシック" style:font-family-generic="swiss" style:font-pitch="variable"/>
    <style:font-face style:name="游明朝1" svg:font-family="游明朝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5" style:family="graphic" style:parent-style-name="standard">
      <style:graphic-properties draw:stroke="none" draw:fill="none" draw:fill-color="#ffffff" fo:min-height="9.5cm"/>
    </style:style>
    <style:style style:name="Mgr6" style:family="graphic" style:parent-style-name="standard">
      <style:graphic-properties fo:min-height="0cm" fo:min-width="0cm" style:protect="position size"/>
    </style:style>
    <style:style style:name="Mgr7" style:family="graphic" style:parent-style-name="standard">
      <style:graphic-properties fo:min-height="0cm" fo:min-width="0cm"/>
    </style:style>
    <style:style style:name="Mgr8" style:family="graphic" style:parent-style-name="standard">
      <style:graphic-properties draw:stroke="none" draw:fill="none" draw:fill-color="#ffffff" fo:min-height="10.25cm"/>
    </style:style>
    <style:style style:name="Mgr9" style:family="graphic" style:parent-style-name="standard">
      <style:graphic-properties draw:fill="solid" draw:fill-color="#1abc9c" draw:opacity="100%" fo:min-height="0cm" fo:min-width="0cm" draw:shadow-opacity="100%"/>
    </style:style>
    <style:style style:name="Mgr10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fo:text-align="end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3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draw:style-name="Mgr5" draw:text-style-name="MP10" draw:layer="backgroundobjects" svg:width="25.5cm" svg:height="9.75cm" svg:x="1cm" svg:y="3.75cm">
        <draw:text-box>
          <text:p/>
        </draw:text-box>
      </draw:frame>
      <draw:custom-shape draw:style-name="Mgr3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4" draw:text-style-name="MP11" draw:layer="backgroundobjects" svg:width="3.5cm" svg:height="1.125cm" svg:x="-0.5cm" svg:y="14.25cm" presentation:class="page-number">
        <draw:text-box>
          <text:p text:style-name="MP11"><text:page-number>&lt;numéro&gt;</text:page-number></text:p>
        </draw:text-box>
      </draw:frame>
      <draw:frame presentation:style-name="Mpr5" draw:text-style-name="MP12" draw:layer="backgroundobjects" svg:width="18cm" svg:height="1.125cm" svg:x="2.5cm" svg:y="14.25cm" presentation:class="footer">
        <draw:text-box>
          <text:p text:style-name="MP11"><presentation:footer/></text:p>
        </draw:text-box>
      </draw:frame>
      <draw:frame presentation:style-name="Mpr4" draw:text-style-name="MP13" draw:layer="backgroundobjects" svg:width="6.5cm" svg:height="1.087cm" svg:x="21cm" svg:y="14.25cm" presentation:class="date-time">
        <draw:text-box>
          <text:p text:style-name="MP13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0" draw:layer="backgroundobjects" svg:width="26cm" svg:height="10.5cm" svg:x="1cm" svg:y="4.125cm">
        <draw:text-box>
          <text:p/>
        </draw:text-box>
      </draw:frame>
      <draw:frame presentation:style-name="Mpr8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8" draw:text-style-name="MP15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9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0" draw:text-style-name="MP17" draw:layer="backgroundobjects" svg:width="2cm" svg:height="1.5cm" svg:x="25.5cm" svg:y="14.25cm">
        <draw:text-box>
          <text:p text:style-name="MP11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9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0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0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1T10:02:59.246000000</meta:creation-date>
    <dc:date>2022-02-08T09:06:58.072000000</dc:date>
    <meta:editing-duration>PT1H2M13S</meta:editing-duration>
    <meta:editing-cycles>15</meta:editing-cycles>
    <meta:generator>LibreOffice/7.0.6.2$Windows_X86_64 LibreOffice_project/144abb84a525d8e30c9dbbefa69cbbf2d8d4ae3b</meta:generator>
    <meta:document-statistic meta:object-count="120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88cm" xlink:href="." xlink:type="simple" chart:class="chart:line" chart:style-name="ch1">
        <chart:legend chart:legend-position="end" svg:x="13.07cm" svg:y="4.195cm" style:legend-expansion="high" chart:style-name="ch2"/>
        <chart:plot-area chart:style-name="ch3" chart:data-source-has-labels="both" svg:x="1.331cm" svg:y="0.179cm" svg:width="11.419cm" svg:height="7.649cm">
          <chart:coordinate-region svg:x="1.331cm" svg:y="0.179cm" svg:width="11.419cm" svg:height="7.649cm"/>
          <chart:axis chart:dimension="x" chart:name="primary-x" chart:style-name="ch4" chartooo:axis-type="auto">
            <chartooo:date-scale/>
            <chart:title svg:x="5.58cm" svg:y="8.007cm" chart:style-name="ch5">
              <text:p>Nombre d'élément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55cm" chart:style-name="ch7">
              <text:p>Tem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false" chart:logarithmic="false" chart:maximum="4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97cm" svg:height="10.5cm" xlink:href="." xlink:type="simple" chart:class="chart:line" chart:style-name="ch1">
        <chart:title svg:x="8.867cm" svg:y="0.346cm" chart:style-name="ch2">
          <text:p>Comparaison temporelle des algorithmes</text:p>
        </chart:title>
        <chart:legend chart:legend-position="end" svg:x="23.065cm" svg:y="4.702cm" style:legend-expansion="high" chart:style-name="ch3"/>
        <chart:plot-area chart:style-name="ch4" chart:data-source-has-labels="both" svg:x="1.53cm" svg:y="1.335cm" svg:width="21.016cm" svg:height="7.974cm">
          <chart:coordinate-region svg:x="1.623cm" svg:y="1.335cm" svg:width="20.923cm" svg:height="7.327cm"/>
          <chart:axis chart:dimension="x" chart:name="primary-x" chart:style-name="ch5" chartooo:axis-type="auto">
            <chartooo:date-scale/>
            <chart:title svg:x="10.578cm" svg:y="9.519cm" chart:style-name="ch6">
              <text:p>Nombre d'éléments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5.869cm" chart:style-name="ch8">
              <text:p>Temps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sé</text:p>
              </table:table-cell>
              <table:table-cell office:value-type="string">
                <text:p>Bruteforc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88cm" xlink:href="." xlink:type="simple" chart:class="chart:line" chart:style-name="ch1">
        <chart:legend chart:legend-position="end" svg:x="13.282cm" svg:y="4.195cm" style:legend-expansion="high" chart:style-name="ch2"/>
        <chart:plot-area chart:style-name="ch3" chart:data-source-has-labels="both" svg:x="1.331cm" svg:y="0.179cm" svg:width="11.631cm" svg:height="7.649cm">
          <chart:coordinate-region svg:x="1.331cm" svg:y="0.179cm" svg:width="11.631cm" svg:height="7.649cm"/>
          <chart:axis chart:dimension="x" chart:name="primary-x" chart:style-name="ch4" chartooo:axis-type="auto">
            <chartooo:date-scale/>
            <chart:title svg:x="5.686cm" svg:y="8.007cm" chart:style-name="ch5">
              <text:p>Nombre d'élément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55cm" chart:style-name="ch7">
              <text:p>Tem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sé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